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5333in" table:align="margins"/>
    </style:style>
    <style:style style:name="Table1.A" style:family="table-column">
      <style:table-column-properties style:column-width="2.8444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74efd"/>
    </style:style>
    <style:style style:name="P8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8pt" fo:language="en" fo:country="US" style:font-size-asian="8pt" style:font-size-complex="8pt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style:font-name="Arial" fo:font-size="18pt" fo:language="en" fo:country="US" fo:font-weight="bold" style:font-size-asian="18pt" style:font-size-complex="18pt"/>
    </style:style>
    <style:style style:name="T7" style:family="text">
      <style:text-properties fo:font-style="italic"/>
    </style:style>
    <style:style style:name="T8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2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2.5in" svg:height="0.6457in" draw:z-index="0"><draw:image xlink:href="../doc/html/eProsimaLogo.png" xlink:type="simple" xlink:show="embed" xlink:actuate="onLoad"/></draw:frame></text:p>
            <text:p text:style-name="P9"><text:span text:style-name="T6">eProsima Dynamic Fast Buffers v</text:span><text:span text:style-name="T6"><text:text-input text:description="VERSION">0.0.0</text:text-input></text:span></text:p>
          </table:table-cell>
          <table:table-cell table:style-name="Table1.A1" office:value-type="string">
            <text:p text:style-name="P2"><text:span text:style-name="T4">Email: </text:span><text:a xlink:type="simple" xlink:href="mailto:support@eprosima.com"><text:span text:style-name="T4">support@eprosima.com</text:span></text:a><text:span text:style-name="T4"><text:line-break/></text:span><text:span text:style-name="T5">Phone: +34 91 804 34 48<text:line-break/></text:span><text:a xlink:type="simple" xlink:href="http://www.eprosima.com/"><text:span text:style-name="T4">www.eprosima.com</text:span></text:a></text:p>
          </table:table-cell>
        </table:table-row>
      </table:table>
      <text:p text:style-name="P3"/>
      <text:p text:style-name="P4"><text:span text:style-name="T10">To install </text:span><text:span text:style-name="T11">eProsima Dynamic Fast Buffers</text:span><text:span text:style-name="T8"> </text:span><text:span text:style-name="T10">read the</text:span><text:span text:style-name="T1"> </text:span><text:a xlink:type="simple" xlink:href="../doc/pdf/DFB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4"><text:span text:style-name="T10">To start using </text:span><text:span text:style-name="T11">eProsima Dynamic Fast Buffers</text:span><text:span text:style-name="T8"> </text:span><text:span text:style-name="T10">begin by reading the</text:span><text:span text:style-name="T1"> <text:s/></text:span><text:a xlink:type="simple" xlink:href="../doc/pdf/DFB%20-%20User%20Manual.pdf"><text:span text:style-name="T1">User Manual</text:span></text:a><text:span text:style-name="T1">. This document covers the basic and advance concepts of this product and it introduces you in its usage.</text:span></text:p>
      <text:p text:style-name="P7"><text:span text:style-name="T12">eProsima Dynamic Fast Buffers</text:span><text:span text:style-name="T8"> </text:span><text:span text:style-name="T9">C++ API can be consulted in the</text:span><text:span text:style-name="T1"> <text:s/></text:span><text:a xlink:type="simple" xlink:href="file:///D:/Proyectos/DynamicFastBuffers/doc/pdf/API%20C++%20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.</text:span></text:p>
      <text:p text:style-name="P8"/>
      <text:p text:style-name="P6">Copyright © 2013 eProsima. All rights reserved.</text:p>
      <text:p text:style-name="P5">This copy of <text:span text:style-name="T7">eProsima Dynamic Fast Buffers</text:span> is licensed to you under the terms described in the DYNAMIC_FAST_BUFFERS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2-10T08:48:36.839000000</dc:date>
    <meta:editing-duration>PT34M26S</meta:editing-duration>
    <meta:editing-cycles>42</meta:editing-cycles>
    <meta:generator>LibreOffice/4.1.3.2$Windows_x86 LibreOffice_project/70feb7d99726f064edab4605a8ab840c50ec57a</meta:generator>
    <meta:document-statistic meta:table-count="1" meta:image-count="1" meta:object-count="0" meta:page-count="1" meta:paragraph-count="9" meta:word-count="137" meta:character-count="882" meta:non-whitespace-character-count="751"/>
  </office:meta>
</office:document-meta>
</file>